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1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22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2*[.C7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816" calcext:value-type="float">
            <text:p>81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408" calcext:value-type="float">
            <text:p>4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34" calcext:value-type="float">
            <text:p>34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74" calcext:value-type="float">
            <text:p>3.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267379679144385" calcext:value-type="float">
            <text:p>0.2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68.4491978609626" calcext:value-type="float">
            <text:p>68.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13.368983957219" calcext:value-type="float">
            <text:p>513.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410.695187165776" calcext:value-type="float">
            <text:p>410.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12" calcext:value-type="float">
            <text:p>12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1.32" calcext:value-type="float">
            <text:p>1.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757575757575758" calcext:value-type="float">
            <text:p>0.7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96.969696969697" calcext:value-type="float">
            <text:p>96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727.272727272727" calcext:value-type="float">
            <text:p>727.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581.818181818182" calcext:value-type="float">
            <text:p>581.8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3-04-13T16:26:45.061346314</dc:date>
    <meta:editing-duration>P4DT3H33M29S</meta:editing-duration>
    <meta:editing-cycles>93</meta:editing-cycles>
    <meta:generator>LibreOffice/7.5.1.2$Linux_X86_64 LibreOffice_project/81bce3cd17f5e01886721863a4fa0d99f91033a6</meta:generator>
    <meta:document-statistic meta:table-count="13" meta:cell-count="1116" meta:object-count="0"/>
  </office:meta>
</office:document-meta>
</file>